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5bf6" officeooo:paragraph-rsid="00195bf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5b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5th</text:span> of <text:span text:style-name="T5">June</text:span> 202<text:span text:style-name="T3">1</text:span> under the <text:span text:style-name="T5">54th</text:span> PA Meeting.</text:p>
      <text:p text:style-name="P1"/>
      <text:p text:style-name="P1">The Assembly, recognising the current situation,</text:p>
      <text:p text:style-name="P1"/>
      <text:p text:style-name="P4">Constitutes the need to turn on friendly fire in the Towny configurations and let nations/towns themselves decide whether they want it on or not.</text:p>
      <text:p text:style-name="P1"/>
      <text:p text:style-name="P1">And proceeds.</text:p>
      <text:p text:style-name="P1"/>
      <text:p text:style-name="P1">Signed by,</text:p>
      <text:p text:style-name="P4">CommissarChenkov</text:p>
      <text:p text:style-name="P4">RedPanda_4</text:p>
      <text:p text:style-name="P4">Emeralda_axe7</text:p>
      <text:p text:style-name="P4">Vivien8</text:p>
      <text:p text:style-name="P1"/>
      <text:p text:style-name="P1"/>
      <text:p text:style-name="P1"/>
      <text:p text:style-name="Standard"><text:span text:style-name="T1">[</text:span><text:span text:style-name="T2">Motion 54-3: To turn on friendly fir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15T16:42:22.617201369</dc:date>
    <meta:editing-duration>PT2M1S</meta:editing-duration>
    <meta:editing-cycles>5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10" meta:word-count="60" meta:character-count="385" meta:non-whitespace-character-count="335"/>
  </office:meta>
</office:document-meta>
</file>